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fo:font-style="italic" style:font-style-asian="italic"/>
    </style:style>
    <style:style style:name="P4" style:family="paragraph" style:parent-style-name="Standard">
      <style:paragraph-properties fo:text-align="justify" style:justify-single-word="false"/>
      <style:text-properties fo:font-style="italic" fo:font-weight="bold" style:font-style-asian="italic" style:font-weight-asian="bold"/>
    </style:style>
    <style:style style:name="P5" style:family="paragraph" style:parent-style-name="Standard">
      <style:paragraph-properties fo:padding-left="0.141cm" fo:padding-right="0.141cm" fo:padding-top="0.035cm" fo:padding-bottom="0.035cm" fo:border="0.018cm solid #00000a"/>
    </style:style>
    <style:style style:name="P6" style:family="paragraph" style:parent-style-name="Standard">
      <style:paragraph-properties fo:padding-left="0.141cm" fo:padding-right="0.141cm" fo:padding-top="0.035cm" fo:padding-bottom="0.035cm" fo:border="0.018cm solid #00000a"/>
      <style:text-properties fo:font-weight="bold" style:font-weight-asian="bold"/>
    </style:style>
    <style:style style:name="P7" style:family="paragraph" style:parent-style-name="Standard" style:master-page-name="Standard">
      <style:paragraph-properties style:page-number="auto" fo:padding-left="0.141cm" fo:padding-right="0.141cm" fo:padding-top="0.035cm" fo:padding-bottom="0.035cm" fo:border="0.018cm solid #00000a"/>
      <style:text-properties fo:font-weight="bold" style:font-weight-asian="bold"/>
    </style:style>
    <style:style style:name="P8" style:family="paragraph" style:parent-style-name="Standard">
      <style:paragraph-properties fo:text-align="justify" style:justify-single-word="false"/>
      <style:text-properties fo:font-size="12pt" style:font-size-asian="12pt" style:font-size-complex="12pt"/>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nnée scolaire : 2015/2016<text:tab/><text:tab/>Classe :<text:tab/> TS1/TS2<text:tab/><text:tab/> </text:p>
      <text:p text:style-name="P6">Intitulé du projet : Jeu « Picross Mania »</text:p>
      <text:p text:style-name="P6">Participants : <text:s text:c="2"/>Quentin Le Go, Fabien Simonet, Sinan Daroukh, Romain Boudet</text:p>
      <text:p text:style-name="P6"/>
      <text:p text:style-name="Standard"/>
      <text:p text:style-name="P5">Date :17/05</text:p>
      <text:p text:style-name="P3"/>
      <text:p text:style-name="P1"><text:span text:style-name="T1">« L’évaluation du travail accompli se base sur un rapport écrit d’une dizaine de pages au maximum, <text:s/>résumant <text:s/>le <text:s/>lancement <text:s/>puis <text:s/>le <text:s/>développement <text:s/>du <text:s/>projet, <text:s/>et <text:s/>sur <text:s/>une <text:s/>présentation <text:s/>orale argumentée suivie d’un temps consacré aux questions. Cette évaluation s’appuie sur les compétences <text:s/>mentionnées ci-dessous, sans nécessairement les mettre toutes en jeu. »<text:tab/><text:line-break/></text:span><text:span text:style-name="T2">« Un dossier-projet est considéré non conforme s'il n'est pas personnel ou n'est pas réalisé avec l'outil informatique, ou comporte moins de 5 pages, hors annexes. »</text:span></text:p>
      <text:p text:style-name="P4"/>
      <text:p text:style-name="P5">1 Présentation du projet , origine, but et lancement du projet</text:p>
      <text:p text:style-name="P2"/>
      <text:p text:style-name="P2">Dans le cadre de la spécialité ISN, nous avons été amené à mettre en place un projet dans le cadre du BAC 2016. Il s'agit du projet Picross Mania qui consiste à la mise en place d'un petit jeu de logique.</text:p>
      <text:p text:style-name="P2">Nous avons donc décidé, Fabien, Sinan, Romain et moi de nous lancer sur un projet de jeu appelé <text:span text:style-name="T1">Picross Mania</text:span> sur le modèle d’un jeu de Picross. Nous étions tous les quatre intéressés par un projet dans le domaine c'est pourquoi nous avons choisi ce sujet qui semble intéressant et améliorable de nombreuses manières.</text:p>
      <text:p text:style-name="P2">En effet dans le cadre de notre projet, nous nous pencherons sur un programme caractérisé par plusieurs, fonctionnalités rudimentaires de jeu : tout d'abord, nous allons chercher à mettre en place une grille simple avec les fonctionnalités basiques pour jouer et, nous avons comme perspective de réaliser une partie du code basé sur une résolution automatique d'une grille.</text:p>
      <text:p text:style-name="P2">Le jeu picross est un jeu de logique qui consiste à découvrir un dessin sur une grille en noircissant des cases, d'après des indices logiques laissés sur le bord de la grille.</text:p>
      <text:p text:style-name="P2"><text:line-break/></text:p>
      <text:p text:style-name="P5"><text:soft-page-break/>2 - Développement du projet : moyens et outils produits</text:p>
      <text:p text:style-name="P2">Pour développer ce projet, nous avions tout d'abord évidemment besoin d'ordinateurs disposant de programmes permettant de coder. </text:p>
      <text:p text:style-name="P2">Dans le cadre de notre spécialité ISN et des connaissances que nous avions des différents langages de code, nous avons été conseillé, en début d'année d'utiliser « Edupython », logiciel nous permettant de coder nos programmes en language Python.</text:p>
      <text:p text:style-name="P2">De plus, en raison du choix de notre projet, l'utilisation d'une interface graphique était nécessaire pour permettre une utilisation plus accessible, plus ergonomique et plus jolie. Pour cela, nous avons utiliser, dans python la bibliothèque pygame, qui était la plus approprié dans le cadre de la création d'interface de jeu, ce qui était bien notre cas. De plus, une interface graphique pour un jeu tel que Picross était indispensable pour répondre au mieux à nos besoins pour gérer l'affichage, pour la gestion de l'audio, s'il avait lieu d'être et pour la gestion de périphériques de commandes ( notamment de la souris ).</text:p>
      <text:p text:style-name="P2">Dans le cadre de la communication, tout au long du projet, nous avons utiliser des outils <text:s/>pour pouvoir partager, communniquer et réagir tel que Skype, Padlet, Facebook ou bien encore le simple réseau téléphonique.</text:p>
      <text:p text:style-name="P5">3 – Description de la démarche collaborative dans le groupe</text:p>
      <text:p text:style-name="P2">La démarche collaborative s'est faite dès le début du projet, en débutant par une répartition rudimentaire des premières taches nécessaires à une bonne mise en route du projet . Puis, celle ci s'est déroulée et a évoluée tout au long du projet selon nos besoins, mais aussi l'avancée de chacun. Elle s'est faite de manière ordonnée et autonome, c'est à dire que, bien que nous devions répartir des tâches avec des quantités et difficultés différentes, chacun s'est adapté grâce à une bonne entente dans le groupe, ce qui a permit, selon moi un bon déroulement tout au long du projet.</text:p>
      <text:p text:style-name="P5">4 – Evaluation finale du <text:s/>projet et perspectives de poursuite</text:p>
      <text:p text:style-name="Standard">Dans l'ensemble, le projet a été mené à bien et nous avons accompli une grande partie des objectifs que nous nous étions fixés. Ainsi, l'interface graphique fonctionne mais elle est perfectible. Les règles du jeu ont été réalisée tout comme la grille de jeu. Cependant le créateur et le résolveur automatique de picross n'ont pas été réalisé par manque de temps.<text:line-break/>Les perspectives de poursuites pour un tel projet sont infinies : <text:line-break/>- Faire des picross couleur<text:line-break/>- Faire des picross 3D<text:line-break/>- Possibilité d'impression du picross<text:line-break/>- Mise en place d'un chronomètre<text:line-break/>- Mise en place d'un clic prolongé de la souris qui permettrait de cocher ou noircir plusieurs cases d'un coup<text:line-break/>-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language-asian="fr" style:country-asian="FR"/>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En_20_tête" style:display-name="En tête" style:family="paragraph" style:parent-style-name="Standard" style:default-outline-level="" style:list-style-name="">
      <style:paragraph-properties fo:text-align="end" style:justify-single-word="false" fo:padding-left="0cm" fo:padding-right="0cm" fo:padding-top="0cm" fo:padding-bottom="0.035cm" fo:border-left="none" fo:border-right="none" fo:border-top="none" fo:border-bottom="0.018cm solid #00000a"/>
      <style:text-properties fo:font-weight="bold" style:font-weight-asian="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En_20_tête">Fiche 9 - Plan détaillé du dossier à rendre (10 pag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aud, LAVEISSIERE</meta:initial-creator>
    <dc:creator>Quentin Le Go</dc:creator>
    <meta:editing-cycles>4</meta:editing-cycles>
    <meta:creation-date>2015-03-16T12:02:00</meta:creation-date>
    <dc:date>2016-05-22T19:59:24.16</dc:date>
    <meta:editing-duration>PT7M48S</meta:editing-duration>
    <meta:generator>OpenOffice/4.1.1$Win32 OpenOffice.org_project/411m6$Build-9775</meta:generator>
    <meta:document-statistic meta:table-count="0" meta:image-count="0" meta:object-count="0" meta:page-count="2" meta:paragraph-count="21" meta:word-count="753" meta:character-count="4537"/>
    <meta:user-defined meta:name="AppVersion">14.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